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Text_20_body">
      <style:text-properties style:font-name="Arial1"/>
    </style:style>
    <style:style style:name="P3" style:family="paragraph" style:parent-style-name="Text_20_body">
      <style:text-properties style:font-name="Arial1" officeooo:paragraph-rsid="00126c2d"/>
    </style:style>
    <style:style style:name="P4" style:family="paragraph" style:parent-style-name="Text_20_body">
      <style:text-properties fo:color="#2a6099" loext:opacity="100%" style:font-name="Arial1"/>
    </style:style>
    <style:style style:name="P5" style:family="paragraph" style:parent-style-name="Text_20_body">
      <style:text-properties fo:color="#2a6099" loext:opacity="100%" style:font-name="Arial1" officeooo:paragraph-rsid="00126c2d"/>
    </style:style>
    <style:style style:name="P6" style:family="paragraph" style:parent-style-name="Text_20_body">
      <style:text-properties style:font-name="Arial1"/>
    </style:style>
    <style:style style:name="P7" style:family="paragraph" style:parent-style-name="Text_20_body">
      <style:text-properties fo:color="#2a6099" loext:opacity="100%" style:font-name="Arial1"/>
    </style:style>
    <style:style style:name="T1" style:family="text">
      <style:text-properties style:font-name="Arial1"/>
    </style:style>
    <style:style style:name="T2" style:family="text">
      <style:text-properties fo:color="#2a6099" loext:opacity="100%" style:font-name="Arial1"/>
    </style:style>
    <style:style style:name="Sect1" style:family="section">
      <style:section-properties text:dont-balance-text-columns="false" fo:margin-left="0cm" fo:margin-right="-0.639cm" style:editable="false">
        <style:columns fo:column-count="2">
          <style:column style:rel-width="5233*" fo:start-indent="0cm" fo:end-indent="0.249cm"/>
          <style:column style:rel-width="4767*"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2"><text:span text:style-name="Strong_20_Emphasis">Hola,</text:span></text:p>
        <text:p text:style-name="P2">La inteligencia artificial es increíble para los programadores. Nos permite automatizar tareas repetitivas, como pruebas de código o depuración, y desarrollar aplicaciones más inteligentes y personalizadas. Además, nos abre la puerta a resolver problemas que antes parecían imposibles, como crear sistemas que aprenden y mejoran con el tiempo.</text:p>
        <text:p text:style-name="P2">Sin embargo, no todo es tan simple. Trabajar con IA exige estar siempre aprendiendo, porque las herramientas evolucionan rapidísimo, y eso puede ser agotador. También existe el riesgo de que algunas partes del trabajo de programación pierdan valor, ya que cada vez más procesos son automatizados.</text:p>
        <text:p text:style-name="P2">Por si fuera poco, tenemos una gran responsabilidad ética. Debemos asegurarnos de que los algoritmos sean justos, que no discriminen y que protejan la privacidad de los usuarios. Y, siendo honestos, esto no siempre es fácil.</text:p>
        <text:p text:style-name="P2">La IA es una herramienta poderosa para los programadores, pero viene con desafíos que no podemos ignorar.</text:p>
        <text:p text:style-name="Text_20_body"/>
        <text:p text:style-name="P4"><text:span text:style-name="Strong_20_Emphasis">Hi,</text:span></text:p>
        <text:p text:style-name="P4">Artificial intelligence is amazing for programmers. It lets us automate repetitive tasks like debugging or testing and helps us build smarter, more personalized applications. It also allows us to tackle problems that once seemed impossible, like creating systems that learn and improve over time.</text:p>
        <text:p text:style-name="P4">However, it’s not all simple. Working with AI means constantly learning, as tools evolve so fast it can feel exhausting. There’s also the risk that parts of programming become less valued since more processes are being automated.</text:p>
        <text:p text:style-name="P4"/>
        <text:p text:style-name="P4">On top of that, there’s the ethical responsibility. We need to ensure algorithms are fair, unbiased, and protect user privacy—and honestly, that’s not always easy.</text:p>
        <text:p text:style-name="P4">AI is a powerful tool for programmers, but it comes with challenges we can’t overlook. <text:s text:c="73"/></text:p>
        <text:p text:style-name="P4"><text:span text:style-name="Strong_20_Emphasis"><text:s/></text:span></text:p>
        <text:p text:style-name="P4"><text:span text:style-name="Strong_20_Emphasis"/></text:p>
        <text:p text:style-name="Text_20_body"><text:span text:style-name="Strong_20_Emphasis"><text:span text:style-name="T2"/></text:span></text:p>
      </text:section>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3:46:54.361000000</meta:creation-date>
    <dc:date>2024-12-01T14:52:59.689000000</dc:date>
    <meta:editing-duration>PT39M20S</meta:editing-duration>
    <meta:editing-cycles>4</meta:editing-cycles>
    <meta:generator>LibreOffice/24.2.4.2$Windows_X86_64 LibreOffice_project/51a6219feb6075d9a4c46691dcfe0cd9c4fff3c2</meta:generator>
    <meta:document-statistic meta:table-count="0" meta:image-count="0" meta:object-count="0" meta:page-count="1" meta:paragraph-count="11" meta:word-count="271" meta:character-count="1825" meta:non-whitespace-character-count="1490"/>
  </office:meta>
</office:document-meta>
</file>